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71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71cm" svg:stroke-color="#333333" draw:marker-start-width="0.348cm" draw:marker-end-width="0.348cm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1cm" svg:stroke-color="#333333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0.09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22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22pt"/>
    </style:style>
    <style:style style:name="T1" style:family="text">
      <style:text-properties fo:font-family="Arial" style:font-family-generic="swiss" style:font-pitch="variabl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0.916cm" svg:y="1.0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91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7.477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959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53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7.266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0.3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9.171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9.2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0.492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704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1.974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4cm" svg:x="2.397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" draw:layer="layout" svg:width="0.715cm" svg:height="0.635cm" svg:x="4.937cm" svg:y="0.562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715cm" svg:height="0.635cm" svg:x="7.477cm" svg:y="1.404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1" draw:layer="layout" svg:width="0.715cm" svg:height="0.635cm" svg:x="8.747cm" svg:y="2.89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15cm" svg:height="0.635cm" svg:x="4.937cm" svg:y="0.562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0.715cm" svg:height="0.635cm" svg:x="7.477cm" svg:y="1.404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0.715cm" svg:height="0.635cm" svg:x="8.747cm" svg:y="2.89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frame draw:style-name="gr6" draw:text-style-name="P3" draw:layer="layout" svg:width="0.434cm" svg:height="0.869cm" svg:x="8.268cm" svg:y="0.608cm">
          <draw:text-box>
            <text:p text:style-name="P2"><text:span text:style-name="T1">1</text:span></text:p>
          </draw:text-box>
        </draw:frame>
        <draw:frame draw:style-name="gr6" draw:text-style-name="P3" draw:layer="layout" svg:width="0.434cm" svg:height="0.869cm" svg:x="9.568cm" svg:y="2.108cm">
          <draw:text-box>
            <text:p text:style-name="P2"><text:span text:style-name="T1">2</text:span></text:p>
          </draw:text-box>
        </draw:frame>
        <draw:frame draw:style-name="gr6" draw:text-style-name="P3" draw:layer="layout" svg:width="0.434cm" svg:height="0.869cm" svg:x="10.268cm" svg:y="3.808cm">
          <draw:text-box>
            <text:p text:style-name="P2"><text:span text:style-name="T1">3</text:span></text:p>
          </draw:text-box>
        </draw:frame>
        <draw:frame draw:style-name="gr6" draw:text-style-name="P3" draw:layer="layout" svg:width="0.434cm" svg:height="0.869cm" svg:x="8.268cm" svg:y="0.609cm">
          <draw:text-box>
            <text:p text:style-name="P2"><text:span text:style-name="T1">1</text:span></text:p>
          </draw:text-box>
        </draw:frame>
        <draw:frame draw:style-name="gr6" draw:text-style-name="P3" draw:layer="layout" svg:width="0.934cm" svg:height="1.119cm" svg:x="5.895cm" svg:y="0.106cm">
          <draw:text-box>
            <text:p text:style-name="P2"><text:span text:style-name="T1">0</text:span></text:p>
          </draw:text-box>
        </draw:frame>
        <draw:frame draw:style-name="gr7" draw:text-style-name="P4" draw:layer="layout" svg:width="0.934cm" svg:height="1.892cm" svg:x="10.216cm" svg:y="6.075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5T13:04:14</meta:creation-date>
    <dc:date>2011-10-05T13:08:02</dc:date>
    <dc:creator>Alberto Montresor</dc:creator>
    <meta:editing-duration>PT3M27S</meta:editing-duration>
    <meta:editing-cycles>1</meta:editing-cycles>
    <meta:generator>OpenOffice.org/3.3$Unix OpenOffice.org_project/330m20$Build-9567</meta:generator>
    <meta:document-statistic meta:object-count="25"/>
  </office:meta>
</office:document-meta>
</file>